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3c3" officeooo:paragraph-rsid="000eb3c3"/>
    </style:style>
    <style:style style:name="P2" style:family="paragraph" style:parent-style-name="Standard">
      <style:text-properties officeooo:paragraph-rsid="000eb52c"/>
    </style:style>
    <style:style style:name="P3" style:family="paragraph" style:parent-style-name="Standard">
      <style:text-properties officeooo:rsid="000eb52c" officeooo:paragraph-rsid="000eb52c"/>
    </style:style>
    <style:style style:name="P4" style:family="paragraph" style:parent-style-name="Standard">
      <style:text-properties officeooo:rsid="000fe3b5" officeooo:paragraph-rsid="000fe3b5"/>
    </style:style>
    <style:style style:name="P5" style:family="paragraph" style:parent-style-name="Standard">
      <style:text-properties officeooo:rsid="000ff283" officeooo:paragraph-rsid="000ff283"/>
    </style:style>
    <style:style style:name="P6" style:family="paragraph" style:parent-style-name="Standard">
      <style:text-properties fo:font-weight="bold" officeooo:rsid="000fe3b5" officeooo:paragraph-rsid="000fe3b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eb3c3" officeooo:paragraph-rsid="000eb3c3" style:font-size-asian="15pt" style:font-weight-asian="bold" style:font-size-complex="15pt" style:font-weight-complex="bold"/>
    </style:style>
    <style:style style:name="P8" style:family="paragraph" style:parent-style-name="Text_20_body">
      <style:text-properties officeooo:rsid="000eb3c3" officeooo:paragraph-rsid="000eb3c3"/>
    </style:style>
    <style:style style:name="P9" style:family="paragraph" style:parent-style-name="Text_20_body">
      <style:text-properties officeooo:paragraph-rsid="000eb3c3"/>
    </style:style>
    <style:style style:name="P10" style:family="paragraph" style:parent-style-name="Heading_20_3">
      <style:text-properties officeooo:rsid="000eb3c3" officeooo:paragraph-rsid="000eb3c3"/>
    </style:style>
    <style:style style:name="T1" style:family="text">
      <style:text-properties officeooo:rsid="000eb3c3"/>
    </style:style>
    <style:style style:name="T2" style:family="text">
      <style:text-properties officeooo:rsid="000eb52c"/>
    </style:style>
    <style:style style:name="T3" style:family="text">
      <style:text-properties officeooo:rsid="000fe3b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e3b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Zalo AI challenge</text:p>
      <text:p text:style-name="P1"/>
      <text:p text:style-name="P1"/>
      <text:p text:style-name="P1"><text:span text:style-name="T4">1.</text:span> Gồm 3 bài toán:</text:p>
      <text:h text:style-name="P10" text:outline-level="3">Music Genre Classification</text:h>
      <text:p text:style-name="P9"><text:span text:style-name="T1">Phân loại thể loại nhạc Việt: </text:span>Cải Lương, Nhạc Cách Mạng, Nhạc Dân Ca - Quê Hương, Nhạc Dance, Nhạc Không Lời, Nhạc Thiếu Nhi, Nhạc Trịnh, Nhạc Trữ Tình, Rap Việt, Rock Việt.</text:p>
      <text:h text:style-name="P10" text:outline-level="3">Landmark Identification</text:h>
      <text:p text:style-name="P8">Xác định phong cảnh nổi tiếng của Việt Nam. (103 địa điểm) 88K hình ảnh đào tạo, 30K hình ảnh test.</text:p>
      <text:h text:style-name="P10" text:outline-level="3">Voice Gender/Accent Classification</text:h>
      <text:p text:style-name="P8">Dự đoán giới tính và giọng vùng của nguời nói tiếng Việt. (Nam/Nữ, Bắc/Trung/Nam).</text:p>
      <text:p text:style-name="P1">Cụ thể yêu cầu và cách chấm được đề cập trong link sau:</text:p>
      <text:p text:style-name="P1"><text:a xlink:type="simple" xlink:href="https://challenge.zalo.ai/challenges" text:style-name="Internet_20_link" text:visited-style-name="Visited_20_Internet_20_Link">https://challenge.zalo.ai/challenges</text:a></text:p>
      <text:p text:style-name="P3"><text:span text:style-name="T5">2</text:span><text:span text:style-name="T4">.</text:span> Kết quả cuộc thi:</text:p>
      <text:p text:style-name="P3"><text:a xlink:type="simple" xlink:href="https://challenge.zalo.ai/" text:style-name="Internet_20_link" text:visited-style-name="Visited_20_Internet_20_Link">https://challenge.zalo.ai/</text:a></text:p>
      <text:p text:style-name="P1"><text:span text:style-name="T5">3</text:span><text:span text:style-name="T4">.</text:span> Bài toán nhóm anh Hùng chọn làm: Voice Gender/Accent Classification</text:p>
      <text:p text:style-name="P1">Thử nghiệm 1: Đưa bài toán thành bài toán phân loại 6 nhóm: Nữ Bắc, Nữ Trung, Nữ Nam, Nam Bắc, Nam Trung, Nam Nam.</text:p>
      <text:p text:style-name="P2"><text:span text:style-name="T1">Thử nghiệm một vài cách trích xuất đặc trưng âm thanh: MFCC (</text:span>Mel-frequency cepstral coefficients ) <text:span text:style-name="T2">1D, MFCC 2D rồi đưa vào mạng Conv 1D và Conv 2D =&gt; chon Conv 2D </text:span></text:p>
      <text:p text:style-name="P3">Thử nghiệm 2: Đưa bài toán về 2 bài toán con: phân biệt nam, nữ, và phân biệt bắc, trung, nam.</text:p>
      <text:p text:style-name="P3">Cho kết quả tốt hơn. Lý do: chia thành 2 bài toán con, với mỗi <text:s/>bài toán con các đặc trưng tương đồng hơn được trích xuất, tránh được overfiting dẫn đến kết quả cao hơn.</text:p>
      <text:p text:style-name="P3">Hạng cao nhất mà họ đạt được: 45/130.</text:p>
      <text:p text:style-name="P4">4. Các bài toán khác (không đi vào chi tiết) </text:p>
      <text:p text:style-name="P6">Landmask:</text:p>
      <text:p text:style-name="P4">chia sẻ từ người đạt giải nhất (anh Trương Quốc Tuấn):</text:p>
      <text:p text:style-name="P4"><text:a xlink:type="simple" xlink:href="https://forum.machinelearningcoban.com/t/chia-se-bai-toan-landmark-identification-tu-cuoc-thi-zalo-ai-challenge/726" text:style-name="Internet_20_link" text:visited-style-name="Visited_20_Internet_20_Link">https://forum.machinelearningcoban.com/t/chia-se-bai-toan-landmark-identification-tu-cuoc-thi-zalo-ai-challenge/726</text:a></text:p>
      <text:p text:style-name="P4">chia sẻ của người đạt giải nhì (anh Nguyễn Xuân Bắc):</text:p>
      <text:p text:style-name="P4"><text:a xlink:type="simple" xlink:href="https://forum.machinelearningcoban.com/t/loi-giai-cho-bai-toan-landmark-identification-challenge/48" text:style-name="Internet_20_link" text:visited-style-name="Visited_20_Internet_20_Link">https://forum.machinelearningcoban.com/t/loi-giai-cho-bai-toan-landmark-identification-challenge/48</text:a></text:p>
      <text:p text:style-name="P6">Music genre classification:</text:p>
      <text:p text:style-name="P5">chia sẻ từ người đạt giải nhì (anh Cường Trần ): </text:p>
      <text:p text:style-name="P5"><text:a xlink:type="simple" xlink:href="https://forum.machinelearningcoban.com/t/chia-se-zaloai-music/685" text:style-name="Internet_20_link" text:visited-style-name="Visited_20_Internet_20_Link">https://forum.machinelearningcoban.com/t/chia-se-zaloai-music/685</text:a></text:p>
      <text:p text:style-name="P5">Một chia sẻ khác:</text:p>
      <text:p text:style-name="P5"><text:a xlink:type="simple" xlink:href="https://forum.machinelearningcoban.com/t/chia-se-zaloai-music-genre-classification-challenge/802" text:style-name="Internet_20_link" text:visited-style-name="Visited_20_Internet_20_Link">https://forum.machinelearningcoban.com/t/chia-se-zaloai-music-genre-classification-challenge/802</text:a>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04:47.488883824</meta:creation-date>
    <dc:date>2018-09-19T10:48:50.620801760</dc:date>
    <meta:editing-duration>PT7M2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9" meta:word-count="293" meta:character-count="1885" meta:non-whitespace-character-count="1617"/>
  </office:meta>
</office:document-meta>
</file>